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automatic-styles>
    <style:style style:name="P1" style:parent-style-name="Heading_201" style:family="paragraph" style:master-page-name="Standard1">
      <style:text-properties fo:color="#000000"/>
    </style:style>
    <style:style style:name="P2" style:parent-style-name="Text_20body" style:family="paragraph">
      <style:text-properties fo:color="#000000"/>
    </style:style>
    <text:list-style style:name="Outline1" style:display-name="Outline">
      <text:list-level-style-bullet text:level="1" text:bullet-char="">
        <style:list-level-properties text:min-label-distance="10.800018709800000pt"/>
      </text:list-level-style-bullet>
      <text:list-level-style-bullet text:level="2" text:bullet-char="">
        <style:list-level-properties text:min-label-distance="10.800018709800000pt"/>
      </text:list-level-style-bullet>
      <text:list-level-style-bullet text:level="3" text:bullet-char="">
        <style:list-level-properties text:min-label-distance="10.800018709800000pt"/>
      </text:list-level-style-bullet>
      <text:list-level-style-bullet text:level="4" text:bullet-char="">
        <style:list-level-properties text:min-label-distance="10.800018709800000pt"/>
      </text:list-level-style-bullet>
      <text:list-level-style-bullet text:level="5" text:bullet-char="">
        <style:list-level-properties text:min-label-distance="10.800018709800000pt"/>
      </text:list-level-style-bullet>
      <text:list-level-style-bullet text:level="6" text:bullet-char="">
        <style:list-level-properties text:min-label-distance="10.800018709800000pt"/>
      </text:list-level-style-bullet>
      <text:list-level-style-bullet text:level="7" text:bullet-char="">
        <style:list-level-properties text:min-label-distance="10.800018709800000pt"/>
      </text:list-level-style-bullet>
      <text:list-level-style-bullet text:level="8" text:bullet-char="">
        <style:list-level-properties text:min-label-distance="10.800018709800000pt"/>
      </text:list-level-style-bullet>
      <text:list-level-style-bullet text:level="9" text:bullet-char="">
        <style:list-level-properties text:min-label-distance="10.800018709800000pt"/>
      </text:list-level-style-bullet>
      <text:list-level-style-bullet text:level="10" text:bullet-char="">
        <style:list-level-properties text:min-label-distance="10.800018709800000pt"/>
      </text:list-level-style-bullet>
    </text:list-style>
  </office:automatic-styles>
  <office:body>
    <office:text>
      <delta:tracked-changes>
        <delta:change-transaction delta:change-id="I">
          <delta:change-info>
            <dc:creator>John Smith</dc:creator>
            <dc:date>2010-06-22T10:30:00</dc:date>
          </delta:change-info>
        </delta:change-transaction>
      </delta:tracked-changes>
      <text:h text:outline-level="1" text:style-name="P1">Simple Paragraph Split</text:h>
      <text:p text:style-name="P2">In this example, the following paragraph will be split into two paragraphs by inserting a carriage return in between the square brackets.</text:p>
      <text:p split:split001-idref="split1" text:style-name="P2">This paragraph will be split.[</text:p>
      <text:p delta:split-id="split1" delta:insertion-change-idref="I" delta:insertion-type="split" text:style-name="P2">]This will be in the new paragraph.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styles>
    <style:default-style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default-style>
    <style:style style:name="Standard" style:display-name="Standard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Heading_201" style:default-outline-level="1" style:display-name="Heading 1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6.099999999999998pt" fo:font-weight="bold" fo:language="en" style:letter-kerning="true"/>
    </style:style>
    <style:style style:name="Heading" style:display-name="Heading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4.000000000000000pt" fo:language="en" style:letter-kerning="true"/>
    </style:style>
    <style:style style:name="Text_20body" style:display-name="Text body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List" style:display-name="List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Index" style:display-name="Index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Caption" style:display-name="Caption" style:family="paragraph">
      <style:paragraph-properties fo:margin-bottom="6.009459229600000pt" fo:margin-top="6.009459229600000pt" fo:padding-top="0.000000000000000pt" style:tab-stop-distance="35.461478755799995pt" style:writing-mode="page"/>
      <style:text-properties fo:country="GB" fo:font-family="Times New Roman" fo:font-size="12.000000000000000pt" fo:font-style="italic" fo:language="en" style:letter-kerning="true"/>
    </style:style>
  </office:styles>
  <office:automatic-styles>
    <style:page-layout style:name="pm1" style:page-usage="all">
      <style:page-layout-properties fo:margin="56.693011599999998pt" fo:padding="0.000000000000000pt" fo:page-height="841.891222259999950pt" fo:page-width="595.304968305800003pt" style:print-orientation="portrait">
    
   </style:page-layout-properties>
    </style:page-layout>
  </office:automatic-styles>
  <office:master-styles>
    <style:master-page style:name="Standard1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3 Beta 4</meta:generator>
    <dc:title/>
    <meta:initial-creator>Tristan Mitchell</meta:initial-creator>
    <meta:editing-cycles>2</meta:editing-cycles>
    <dc:date>2011-01-04T15:20:17</dc:date>
    <meta:creation-date>2010-06-22T10:30:16</meta:creation-date>
    <dc:creator>Tristan Mitchell</dc:creator>
  </office:meta>
</office:document-meta>
</file>